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7.1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0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705334960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1715090096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файл</text:a></text:p>
        </text:list-item>
      </text:list>
      <text:h text:style-name="Heading_20_2" text:outline-level="2">Документация на модули системы OpenSCADA</text:h>
      <text:list xml:id="list816683134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1.49cm" fo:margin-right="0.93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11T13:42:36</dc:date>
    <meta:editing-duration>PT10H10M1S</meta:editing-duration>
    <meta:editing-cycles>37</meta:editing-cycles>
    <meta:generator>LibreOffice/3.3$Linux LibreOffice_project/330m19$Build-202</meta:generator>
    <meta:document-statistic meta:table-count="0" meta:image-count="61" meta:object-count="0" meta:page-count="2" meta:paragraph-count="76" meta:word-count="453" meta:character-count="2797"/>
  </office:meta>
</office:document-meta>
</file>